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ad3" officeooo:paragraph-rsid="0016fad3"/>
    </style:style>
    <style:style style:name="P2" style:family="paragraph" style:parent-style-name="Standard">
      <style:text-properties officeooo:rsid="0017a505" officeooo:paragraph-rsid="0017a505"/>
    </style:style>
    <style:style style:name="P3" style:family="paragraph" style:parent-style-name="Standard">
      <style:text-properties officeooo:rsid="0017a776" officeooo:paragraph-rsid="0017a776"/>
    </style:style>
    <style:style style:name="P4" style:family="paragraph" style:parent-style-name="Standard">
      <style:text-properties officeooo:rsid="001c57c3" officeooo:paragraph-rsid="001c57c3"/>
    </style:style>
    <style:style style:name="P5" style:family="paragraph" style:parent-style-name="Standard">
      <style:text-properties officeooo:rsid="00198b38" officeooo:paragraph-rsid="00198b38"/>
    </style:style>
    <style:style style:name="P6" style:family="paragraph" style:parent-style-name="Standard">
      <style:text-properties officeooo:rsid="001b1988" officeooo:paragraph-rsid="001b1988"/>
    </style:style>
    <style:style style:name="P7" style:family="paragraph" style:parent-style-name="Standard">
      <style:text-properties officeooo:rsid="0017a505" officeooo:paragraph-rsid="001b1988"/>
    </style:style>
    <style:style style:name="P8" style:family="paragraph" style:parent-style-name="Standard">
      <style:text-properties officeooo:rsid="001e0635" officeooo:paragraph-rsid="001e0635"/>
    </style:style>
    <style:style style:name="P9" style:family="paragraph" style:parent-style-name="Standard">
      <style:text-properties officeooo:rsid="001ff6c6" officeooo:paragraph-rsid="001ff6c6"/>
    </style:style>
    <style:style style:name="P10" style:family="paragraph" style:parent-style-name="Standard">
      <style:text-properties officeooo:rsid="002150e0" officeooo:paragraph-rsid="002150e0"/>
    </style:style>
    <style:style style:name="P11" style:family="paragraph" style:parent-style-name="Standard">
      <style:text-properties officeooo:rsid="002150e0" officeooo:paragraph-rsid="002938d3"/>
    </style:style>
    <style:style style:name="P12" style:family="paragraph" style:parent-style-name="Standard">
      <style:text-properties officeooo:rsid="002938d3" officeooo:paragraph-rsid="0029a2f0"/>
    </style:style>
    <style:style style:name="P13" style:family="paragraph" style:parent-style-name="Standard">
      <style:text-properties officeooo:rsid="0029a2f0" officeooo:paragraph-rsid="002bebcc"/>
    </style:style>
    <style:style style:name="P14" style:family="paragraph" style:parent-style-name="Standard">
      <style:text-properties officeooo:rsid="002bebcc" officeooo:paragraph-rsid="002bebcc"/>
    </style:style>
    <style:style style:name="P15" style:family="paragraph" style:parent-style-name="Standard">
      <style:text-properties officeooo:rsid="002ca819" officeooo:paragraph-rsid="002ca819"/>
    </style:style>
    <style:style style:name="T1" style:family="text">
      <style:text-properties officeooo:rsid="001e0635"/>
    </style:style>
    <style:style style:name="T2" style:family="text">
      <style:text-properties officeooo:rsid="00198b38"/>
    </style:style>
    <style:style style:name="T3" style:family="text">
      <style:text-properties officeooo:rsid="001b1988"/>
    </style:style>
    <style:style style:name="T4" style:family="text">
      <style:text-properties officeooo:rsid="002150e0"/>
    </style:style>
    <style:style style:name="T5" style:family="text">
      <style:text-properties officeooo:rsid="001c57c3"/>
    </style:style>
    <style:style style:name="T6" style:family="text">
      <style:text-properties officeooo:rsid="00265ca1"/>
    </style:style>
    <style:style style:name="T7" style:family="text">
      <style:text-properties officeooo:rsid="002938d3"/>
    </style:style>
    <style:style style:name="T8" style:family="text">
      <style:text-properties officeooo:rsid="0027c278"/>
    </style:style>
    <style:style style:name="T9" style:family="text">
      <style:text-properties officeooo:rsid="0029a2f0"/>
    </style:style>
    <style:style style:name="T10" style:family="text">
      <style:text-properties officeooo:rsid="002a2060"/>
    </style:style>
    <style:style style:name="T11" style:family="text">
      <style:text-properties officeooo:rsid="002b7090"/>
    </style:style>
    <style:style style:name="T12" style:family="text">
      <style:text-properties officeooo:rsid="002beb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tejack</text:p>
      <text:p text:style-name="P1">O Blackjack do Walter White</text:p>
      <text:p text:style-name="P1"/>
      <text:p text:style-name="P1">Programas:</text:p>
      <text:p text:style-name="P1"/>
      <text:p text:style-name="P1">IDE: Apache NetBeans 23</text:p>
      <text:p text:style-name="P1">Linguagem de programação: Java 23</text:p>
      <text:p text:style-name="P1">Banco de dados: MySQL WorkBench 8.0 CE</text:p>
      <text:p text:style-name="P1"/>
      <text:p text:style-name="P1">Introdução</text:p>
      <text:p text:style-name="P1"/>
      <text:p text:style-name="P1">Esse programa é um jogo Blackjack ou 21 de forma mais simplista, com a principal mecânica que é adicionar carta, que é um dado na tabela no banco de dados, soma das cartas, um limitador que é o 21 e um computador como adversário.</text:p>
      <text:p text:style-name="P1"/>
      <text:p text:style-name="P1">Banco de dados</text:p>
      <text:p text:style-name="P1"/>
      <text:p text:style-name="P1">Criei um banco chamado baralho_BD, duas tabelas baralho_jogador e baralho_adversario. Ambas com os dados id, carta e naipe.</text:p>
      <text:p text:style-name="P1"/>
      <text:p text:style-name="P2">Programação</text:p>
      <text:p text:style-name="P2"/>
      <text:p text:style-name="P2">O meu programa é dividido em 4 pa<text:span text:style-name="T1">rte</text:span>s: Controller, DAO, Model e View.</text:p>
      <text:p text:style-name="P2"/>
      <text:p text:style-name="P2">Controller</text:p>
      <text:p text:style-name="P2"/>
      <text:p text:style-name="P2"><text:span text:style-name="T2">C</text:span>onexão do banco de dados</text:p>
      <text:p text:style-name="P2"/>
      <text:p text:style-name="P3">Model</text:p>
      <text:p text:style-name="P3"/>
      <text:p text:style-name="P4">Nas classes Baralho_Jogador e Baralho_Adversario, ambas tem o construtor com as variáveis id, carta e valor, <text:span text:style-name="T1">vão ser os dados da Tabela_Jogador e Tabela_Adversario no View</text:span></text:p>
      <text:p text:style-name="P3"/>
      <text:p text:style-name="P5">Na classe Embaralhamento <text:span text:style-name="T3">tem 2 ArrayList, um com os naipes e o outro com as cartas. Fiz 2 variáveis, uma no tipo String carta e outra no tipo int valor.</text:span></text:p>
      <text:p text:style-name="P5"/>
      <text:p text:style-name="P6">No método embaralhar, aleatoriza os itens dentro da ArrayList, retorna a variável carta o primeiro item naipes e item cartas e retorna o setValor o primeiro item cartas.</text:p>
      <text:p text:style-name="P6"/>
      <text:p text:style-name="P4">No setValor verá no parâmetro do tipo String que é a carta. Dependendo da carta da ArrayList cartas será definido o valor do tipo int da carta.</text:p>
      <text:p text:style-name="P2"/>
      <text:p text:style-name="P4">Nas classes Modelo_Tabela_Jogador e Modelo_Tabela_Adversario vão interagir com as tabelas do View, definindo as colunas e os dados, atualizando a tabela caso seja adicionado ou excluído os dados.</text:p>
      <text:p text:style-name="P2"/>
      <text:p text:style-name="P7">DAO</text:p>
      <text:p text:style-name="P7"/>
      <text:p text:style-name="P7">Criei uma classe BD que entra a conexão do banco de dados.</text:p>
      <text:p text:style-name="P7"/>
      <text:p text:style-name="P7">Na classe DAO fiz as interações da tabela que é o adicionar carta, listar carta, excluir carta e somar cartas em ambas as tabelas <text:span text:style-name="T4">do banco.</text:span></text:p>
      <text:p text:style-name="P7"><text:soft-page-break/></text:p>
      <text:p text:style-name="P8">Nos métodos adicionar carta criei um objeto do tipo Embaralhamento para executar o método embaralhar e retornar os valores nas Classes <text:span text:style-name="T5">Baralho_Jogador e Baralho_Adversario.</text:span></text:p>
      <text:p text:style-name="P8"/>
      <text:p text:style-name="P8">Nos métodos listar cartas servem para listar os dados, interagindo com as Classes <text:span text:style-name="T5">Baralho_Jogador e Baralho_Adversario </text:span><text:span text:style-name="T4">para serem listados na Tabela_Jogador e Tabela_Adversario no View</text:span><text:span text:style-name="T5">.</text:span></text:p>
      <text:p text:style-name="P8"/>
      <text:p text:style-name="P9">Nos <text:span text:style-name="T4">métodos excluir cartas servem para caso jogue de novo, não manterem os dados nas tabelas.</text:span></text:p>
      <text:p text:style-name="P9"/>
      <text:p text:style-name="P10">Nos métodos somar cartas somam as variáveis valor.</text:p>
      <text:p text:style-name="P10"/>
      <text:p text:style-name="P10">View</text:p>
      <text:p text:style-name="P10"/>
      <text:p text:style-name="P10">No frame Menu tem o botão jogar que entra no frame Jogo.</text:p>
      <text:p text:style-name="P10"/>
      <text:p text:style-name="P11">No frame Jogo, na sua interface tem 2 tabelas, a Tabela_Jogador e a Tabela_Adversario que recebem cartas que são dados <text:span text:style-name="T6">do banco. </text:span></text:p>
      <text:p text:style-name="P11"/>
      <text:p text:style-name="P11"><text:span text:style-name="T6">Na </text:span><text:span text:style-name="T7">classe Jogo</text:span><text:span text:style-name="T6">, foi criado objetos do tipo </text:span><text:span text:style-name="T8">modelo tabela e baralho, tanto do jogador quanto do adversário. Sendo que, os objetos de modelo tabela receberem os objetos do baralho. Quando inicializa o jogo, executa o método reiniciar_jogo para caso queira jogar de novo, exclui os dados da tabela jogador e da tabela adversário.</text:span></text:p>
      <text:p text:style-name="P11"/>
      <text:p text:style-name="P12">No botão adicionar carta, executa o objeto dao.adicionar_carta, coloquei o swingworker <text:span text:style-name="T9">para não dar erros ou travar na tabela quando atualiza. Com o doInBackground responsável na listagem da tabela e a soma do atributo valor cada vez que adiciona </text:span><text:span text:style-name="T10">a carta</text:span><text:span text:style-name="T9">. No done responsabiliza na atualização da tabela e da soma, com o if que, se a soma dos valores forem maior que 21, aparecer a mensagem que estourou e executar o frame Game_Over.</text:span></text:p>
      <text:p text:style-name="P12"/>
      <text:p text:style-name="P13">No botão parar, ira executar o <text:span text:style-name="T10">método IA adversário, que dentro no if, adicionará carta até passar de 17, executa também um método privado atualizar tabela adversário, responsável pela listagem e soma das cartas. </text:span><text:span text:style-name="T11">Dentro no botão parar, tem um if do adversário que, se passar da soma 21, mensagem de vitória e abre o frame Vitoria. Se </text:span><text:span text:style-name="T12">o adversário não passar de 21, entrará em 1 de 3 if, que verificarão se a soma do adversário e maior do que o jogador, ou se é menor, ou é igual, determinando se vai abrir o frame Game_Over, Vitoria ou Empate.</text:span></text:p>
      <text:p text:style-name="P10"/>
      <text:p text:style-name="P14">Nos frames Game_Over, Vitoria e Empate, tem apenas o botão jogar novamente, que executa o frame Jogo, e botão ir ao menu, que abre o frame Menu.</text:p>
      <text:p text:style-name="P10"/>
      <text:p text:style-name="P15">Fiz que pegasse nas pastas imagens e sons, para ser colocados no projeto, com o caminh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7T19:51:32.987918200</meta:creation-date>
    <dc:date>2025-07-23T20:44:13.716586400</dc:date>
    <meta:editing-duration>PT1H7M47S</meta:editing-duration>
    <meta:editing-cycles>9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5" meta:word-count="667" meta:character-count="3888" meta:non-whitespace-character-count="3255"/>
  </office:meta>
</office:document-meta>
</file>